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5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3.376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2.2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5.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cm" fo:min-width="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7.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4.1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6.25cm" svg:height="2.25cm" svg:x="3.75cm" svg:y="10cm">
          <text:p text:style-name="P1">LINEA METRO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75cm" svg:height="2.5cm" svg:x="12.75cm" svg:y="10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" draw:id="id2" draw:layer="layout" svg:width="7.5cm" svg:height="2cm" svg:x="25.25cm" svg:y="10.5cm">
          <text:p text:style-name="P1">ESTACIONE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1.25cm" svg:height="7.361cm" svg:x="25.75cm" svg:y="13cm">
          <draw:text-box>
            <text:p>IdOrden</text:p>
            <text:p>IdNumero</text:p>
            <text:p>NombreUnico</text:p>
            <text:p>Color</text:p>
            <text:p>Estaciones:</text:p>
            <text:p><text:tab/><text:tab/>Primera</text:p>
            <text:p><text:tab/><text:tab/>ultima</text:p>
            <text:p>Subterranea</text:p>
            <text:p>FechaInuguracion</text:p>
            <text:p/>
          </draw:text-box>
        </draw:frame>
        <draw:connector draw:style-name="gr5" draw:text-style-name="P1" draw:layer="layout" svg:x1="20.5cm" svg:y1="11.25cm" svg:x2="25.25cm" svg:y2="11.5cm" draw:start-shape="id1" draw:start-glue-point="7" draw:end-shape="id2" svg:d="M20500 11250h2376v250h2374" svg:viewBox="0 0 4751 251">
          <text:p/>
        </draw:connector>
        <draw:connector draw:style-name="gr5" draw:text-style-name="P1" draw:layer="layout" svg:x1="12.75cm" svg:y1="11.25cm" svg:x2="10cm" svg:y2="11.125cm" draw:start-shape="id1" draw:start-glue-point="5" draw:end-shape="id3" draw:end-glue-point="1" svg:d="M12750 11250h-1375v-125h-1375" svg:viewBox="0 0 2751 126">
          <text:p/>
        </draw:connector>
        <draw:frame draw:style-name="gr6" draw:text-style-name="P2" draw:layer="layout" svg:width="4.5cm" svg:height="1.673cm" svg:x="21cm" svg:y="9cm">
          <draw:text-box>
            <text:p>Pertenece</text:p>
            <text:p>(1:N)</text:p>
          </draw:text-box>
        </draw:frame>
        <draw:frame draw:style-name="gr4" draw:text-style-name="P2" draw:layer="layout" svg:width="5.5cm" svg:height="2.25cm" svg:x="16cm" svg:y="8.25cm">
          <draw:text-box>
            <text:p>N:M</text:p>
          </draw:text-box>
        </draw:frame>
        <draw:frame draw:style-name="gr6" draw:text-style-name="P2" draw:layer="layout" svg:width="4cm" svg:height="3.095cm" svg:x="10.5cm" svg:y="6.5cm">
          <draw:text-box>
            <text:p>PUEDEN TENER</text:p>
            <text:p/>
            <text:p>(1:N)</text:p>
          </draw:text-box>
        </draw:frame>
        <draw:custom-shape draw:style-name="gr7" draw:text-style-name="P1" xml:id="id4" draw:id="id4" draw:layer="layout" svg:width="5.5cm" svg:height="3.5cm" svg:x="35.25cm" svg:y="9.75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5" draw:id="id5" draw:layer="layout" svg:width="5.75cm" svg:height="1.5cm" svg:x="47cm" svg:y="10.5cm">
          <text:p text:style-name="P1">ACCESOS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4cm" svg:height="3.095cm" svg:x="41cm" svg:y="9.75cm">
          <draw:text-box>
            <text:p>PUEDE TENER</text:p>
            <text:p/>
            <text:p>(1:N)</text:p>
          </draw:text-box>
        </draw:frame>
        <draw:frame draw:style-name="gr10" draw:text-style-name="P2" draw:layer="layout" svg:width="8.25cm" svg:height="4.517cm" svg:x="47.25cm" svg:y="12.5cm">
          <draw:text-box>
            <text:p>IdAccesos</text:p>
            <text:p>Calle</text:p>
            <text:p>Cabina</text:p>
            <text:p><text:tab/>Cobro<text:tab/></text:p>
            <text:p><text:tab/>automatica</text:p>
            <text:p/>
          </draw:text-box>
        </draw:frame>
        <draw:frame draw:style-name="gr11" draw:text-style-name="P2" draw:layer="layout" svg:width="5.5cm" svg:height="2cm" svg:x="33.75cm" svg:y="8.75cm">
          <draw:text-box>
            <text:p>Pertenece</text:p>
            <text:p>1:1</text:p>
          </draw:text-box>
        </draw:frame>
        <draw:connector draw:style-name="gr5" draw:text-style-name="P1" draw:layer="layout" svg:x1="32.75cm" svg:y1="11.5cm" svg:x2="35.25cm" svg:y2="11.5cm" draw:start-shape="id2" draw:start-glue-point="1" draw:end-shape="id4" draw:end-glue-point="5" svg:d="M32750 11500h2500" svg:viewBox="0 0 2501 1">
          <text:p/>
        </draw:connector>
        <draw:connector draw:style-name="gr5" draw:text-style-name="P1" draw:layer="layout" svg:x1="40.75cm" svg:y1="11.5cm" svg:x2="47cm" svg:y2="11.25cm" draw:start-shape="id4" draw:start-glue-point="7" draw:end-shape="id5" draw:end-glue-point="3" svg:d="M40750 11500h3126v-250h3124" svg:viewBox="0 0 6251 251">
          <text:p/>
        </draw:connector>
        <draw:custom-shape draw:style-name="gr12" draw:text-style-name="P1" xml:id="id6" draw:id="id6" draw:layer="layout" svg:width="7.5cm" svg:height="1.75cm" svg:x="25.75cm" svg:y="20.75cm">
          <text:p text:style-name="P1">TRENE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0.5cm" svg:y1="11.25cm" svg:x2="25.75cm" svg:y2="21.625cm" draw:start-shape="id1" draw:start-glue-point="7" draw:end-shape="id6" draw:end-glue-point="3" svg:d="M20500 11250h2626v10375h2624" svg:viewBox="0 0 5251 10376">
          <text:p/>
        </draw:connector>
        <draw:frame draw:style-name="gr13" draw:text-style-name="P2" draw:layer="layout" svg:width="5cm" svg:height="1.75cm" svg:x="23cm" svg:y="22.5cm">
          <draw:text-box>
            <text:p>1:N</text:p>
          </draw:text-box>
        </draw:frame>
        <draw:frame draw:style-name="gr11" draw:text-style-name="P2" draw:layer="layout" svg:width="4cm" svg:height="2cm" svg:x="10.75cm" svg:y="12.5cm">
          <draw:text-box>
            <text:p>0:1</text:p>
          </draw:text-box>
        </draw:frame>
        <draw:frame draw:style-name="gr14" draw:text-style-name="P2" draw:layer="layout" svg:width="10.75cm" svg:height="4.517cm" svg:x="26.25cm" svg:y="23.25cm">
          <draw:text-box>
            <text:p>CodigoTren</text:p>
            <text:p>Modelo</text:p>
            <text:p>Velocidad</text:p>
            <text:p>Capacidad</text:p>
            <text:p>FechaCompra</text:p>
            <text:p>PaisFabricante</text:p>
          </draw:text-box>
        </draw:frame>
        <draw:custom-shape draw:style-name="gr15" draw:text-style-name="P1" xml:id="id7" draw:id="id7" draw:layer="layout" svg:width="8cm" svg:height="2cm" svg:x="52.25cm" svg:y="20.25cm">
          <text:p text:style-name="P1">COCHERAS</text:p>
          <draw:enhanced-geometry svg:viewBox="0 0 21600 21600" draw:type="rectangle" draw:enhanced-path="M 0 0 L 21600 0 21600 21600 0 21600 0 0 Z N"/>
        </draw:custom-shape>
        <draw:custom-shape draw:style-name="gr16" draw:text-style-name="P1" xml:id="id8" draw:id="id8" draw:layer="layout" svg:width="9.25cm" svg:height="3cm" svg:x="36.5cm" svg:y="22.5cm">
          <text:p text:style-name="P1">ASIGN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40.75cm" svg:y1="11.5cm" svg:x2="52.25cm" svg:y2="21.25cm" draw:start-shape="id4" draw:end-shape="id7" draw:end-glue-point="3" svg:d="M40750 11500h5751v9750h5749" svg:viewBox="0 0 11501 9751">
          <text:p/>
        </draw:connector>
        <draw:connector draw:style-name="gr5" draw:text-style-name="P1" draw:layer="layout" svg:x1="45.75cm" svg:y1="24cm" svg:x2="52.25cm" svg:y2="21.25cm" draw:start-shape="id8" draw:start-glue-point="7" draw:end-shape="id7" draw:end-glue-point="3" svg:d="M45750 24000h3251v-2750h3249" svg:viewBox="0 0 6501 2751">
          <text:p/>
        </draw:connector>
        <draw:connector draw:style-name="gr5" draw:text-style-name="P1" draw:layer="layout" svg:x1="33.25cm" svg:y1="21.625cm" svg:x2="36.5cm" svg:y2="24cm" draw:start-shape="id6" draw:start-glue-point="1" draw:end-shape="id8" draw:end-glue-point="5" svg:d="M33250 21625h1625v2375h1625" svg:viewBox="0 0 3251 2376">
          <text:p/>
        </draw:connector>
        <draw:frame draw:style-name="gr11" draw:text-style-name="P2" draw:layer="layout" svg:width="6.75cm" svg:height="2cm" svg:x="46.5cm" svg:y="25.25cm">
          <draw:text-box>
            <text:p>PERTENECE</text:p>
            <text:p>1:1</text:p>
          </draw:text-box>
        </draw:frame>
        <draw:frame draw:style-name="gr11" draw:text-style-name="P2" draw:layer="layout" svg:width="7cm" svg:height="2cm" svg:x="38.5cm" svg:y="26.5cm">
          <draw:text-box>
            <text:p>FechaComienzo</text:p>
          </draw:text-box>
        </draw:frame>
        <draw:frame draw:style-name="gr11" draw:text-style-name="P2" draw:layer="layout" svg:width="6.5cm" svg:height="2cm" svg:x="34.25cm" svg:y="20.5cm">
          <draw:text-box>
            <text:p>(1:N)</text:p>
          </draw:text-box>
        </draw:frame>
        <draw:frame draw:style-name="gr9" draw:text-style-name="P2" draw:layer="layout" svg:width="4cm" svg:height="1.673cm" svg:x="34cm" svg:y="19.25cm">
          <draw:text-box>
            <text:p>Cocheras tienen </text:p>
          </draw:text-box>
        </draw:frame>
        <draw:frame draw:style-name="gr9" draw:text-style-name="P2" draw:layer="layout" svg:width="4.75cm" svg:height="1.673cm" svg:x="49cm" svg:y="18.5cm">
          <draw:text-box>
            <text:p>Estacion cuenta con 1:1</text:p>
          </draw:text-box>
        </draw:frame>
        <draw:frame draw:style-name="gr11" draw:text-style-name="P2" draw:layer="layout" svg:width="3.25cm" svg:height="2.384cm" svg:x="41.75cm" svg:y="14.75cm">
          <draw:text-box>
            <text:p>Cocheras pueden tener 1:N</text:p>
          </draw:text-box>
        </draw:frame>
        <draw:frame draw:style-name="gr17" draw:text-style-name="P2" draw:layer="layout" svg:width="7.75cm" svg:height="2.75cm" svg:x="52.75cm" svg:y="22.75cm">
          <draw:text-box>
            <text:p>NombreUnico</text:p>
            <text:p>MaxTrenes</text:p>
          </draw:text-box>
        </draw:frame>
        <draw:frame draw:style-name="gr18" draw:text-style-name="P2" draw:layer="layout" svg:width="4.5cm" svg:height="2.5cm" svg:x="37.25cm" svg:y="8.25cm">
          <draw:text-box>
            <text:p>1:N</text:p>
          </draw:text-box>
        </draw:frame>
        <draw:frame draw:style-name="gr13" draw:text-style-name="P2" draw:layer="layout" svg:width="2.5cm" svg:height="1.75cm" svg:x="40.75cm" svg:y="20.25cm">
          <draw:text-box>
            <text:p>N: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0T22:38:39.934000000</meta:creation-date>
    <dc:date>2024-10-20T23:08:36.714000000</dc:date>
    <meta:editing-duration>PT29M54S</meta:editing-duration>
    <meta:editing-cycles>7</meta:editing-cycles>
    <meta:generator>LibreOffice/24.8.2.1$Windows_X86_64 LibreOffice_project/0f794b6e29741098670a3b95d60478a65d05ef13</meta:generator>
    <meta:document-statistic meta:object-count="35"/>
  </office:meta>
</office:document-meta>
</file>